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238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5" style:family="text">
      <style:text-properties officeooo:rsid="000d2382"/>
    </style:style>
    <style:style style:name="T6" style:family="text">
      <style:text-properties officeooo:rsid="000a26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"/>
      <text:p text:style-name="P5">Presentació assignatura</text:p>
      <text:p text:style-name="P8">Comentem web assignatura</text:p>
      <text:p text:style-name="P10">Activem el Classroom d'electricitat</text:p>
      <text:p text:style-name="P8"/>
      <text:p text:style-name="P18">Comencem amb apunts <text:a xlink:type="simple" xlink:href="https://paulinoposada.github.io/web_e/documents/apunts/unitat_1/e_apunts_ud_1_1_gs.pdf"><text:span text:style-name="T6">Unitat 1.1</text:span></text:a> – Introducció</text:p>
      <text:p text:style-name="P8">Comentem fins a 1.6 Mesurament de voltatge i corrent</text:p>
      <text:p text:style-name="P8"/>
      <text:p text:style-name="P8">Baixem al taller a desmuntar calaixos de les taules</text:p>
      <text:p text:style-name="P8"/>
      <text:p text:style-name="P2"/>
      <text:p text:style-name="P2">Dimecres<text:tab/>27/09/23</text:p>
      <text:p text:style-name="P11"><text:a xlink:type="simple" xlink:href="https://paulinoposada.github.io/web_e/documents/apunts/unitat_1/e_apunts_ud_1_1_gs.pdf">Unitat 1.1</text:a></text:p>
      <text:p text:style-name="P11">Comentem 1.7 Direcció convencional del corrent.</text:p>
      <text:p text:style-name="P11"/>
      <text:p text:style-name="P19"><text:a xlink:type="simple" xlink:href="https://paulinoposada.github.io/web_e/documents/apunts/unitat_1/e_apunts_ud_1_2_gs.pdf">Unitat 1.2</text:a></text:p>
      <text:p text:style-name="P11">Comentem</text:p>
      <text:p text:style-name="P16"><text:span text:style-name="T1">1.1 </text:span><text:span text:style-name="T4">Relación entre tensión, corriente y resistencia</text:span></text:p>
      <text:p text:style-name="P11">1.2 Exercicis 1.2-1 i 2</text:p>
      <text:p text:style-name="P11">1.3 Potència elèctrica</text:p>
      <text:p text:style-name="P11">1.5 Resistencias</text:p>
      <text:p text:style-name="P11"/>
      <text:p text:style-name="P11"/>
      <text:p text:style-name="P2">Dijous<text:tab/><text:tab/>28/09/23</text:p>
      <text:p text:style-name="P2"/>
      <text:p text:style-name="P12"><text:a xlink:type="simple" xlink:href="https://paulinoposada.github.io/web_e/documents/apunts/unitat_1/e_apunts_ud_1_2_gs.pdf">Unitat 1.2</text:a></text:p>
      <text:p text:style-name="P12">Comentem</text:p>
      <text:p text:style-name="P4"><text:span text:style-name="T3">1.</text:span><text:span text:style-name="T2">6 No linearittat de la resistència</text:span></text:p>
      <text:p text:style-name="P14">1.7 El cablejat del circuit</text:p>
      <text:p text:style-name="P4"/>
      <text:p text:style-name="P14">Baixem al taller per desmuntar taules i tallar taulers.</text:p>
      <text:p text:style-name="P2"/>
      <text:p text:style-name="P2"/>
      <text:p text:style-name="P2">Divendres<text:tab/> 29/09/23</text:p>
      <text:p text:style-name="P6"/>
      <text:p text:style-name="P13">Comencem amb <text:a xlink:type="simple" xlink:href="https://paulinoposada.github.io/web_e/documents/apunts/unitat_2/e_apunts_ud_2_1_gs.pdf">unitat 2</text:a> “Seguretat en les instal·lacions elèctriques”</text:p>
      <text:p text:style-name="P13"><text:s/>Comentem apartats</text:p>
      <text:p text:style-name="P13">1.1 Efectes fisològics de l'electricitat</text:p>
      <text:p text:style-name="P13">1.2 Toma de terra</text:p>
      <text:p text:style-name="P13">1.3 Llei d'Ohm aplicada a els descàrregues</text:p>
      <text:p text:style-name="P13"/>
      <text:p text:style-name="P13"/>
      <text:p text:style-name="P13"/>
      <text:p text:style-name="P3"/>
      <text:p text:style-name="P17">Dimarts<text:tab/><text:span text:style-name="T5">03</text:span>/<text:span text:style-name="T5">10</text:span>/23</text:p>
      <text:p text:style-name="P7"/>
      <text:p text:style-name="P9"/>
      <text:p text:style-name="P9">Baixem al taller a desmuntar <text:span text:style-name="T5">material</text:span> taules.</text:p>
      <text:p text:style-name="P9"/>
      <text:p text:style-name="P15">Mesurem fill de coure de 14 m de llargària, R = 6 ohms. Amb la resistivitat del coure calculem secció com a 0,04 mm2 → en un conductor de 1,5 nmm2 hi ha 38 fils de 0,04 mm2.</text:p>
      <text:p text:style-name="P15"/>
      <text:p text:style-name="P20"><text:a xlink:type="simple" xlink:href="https://paulinoposada.github.io/web_e/documents/apunts/unitat_1/e_apunts_ud_1_2_gs.pdf"><text:span text:style-name="T6">Unitat 1.2</text:span></text:a>, <text:s/>comentem apartat 1.4 Resistivitat, propietat física d'un material</text:p>
      <text:p text:style-name="P1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3T22:43:41.890040504</dc:date>
    <meta:editing-duration>PT2M8S</meta:editing-duration>
    <meta:editing-cycles>8</meta:editing-cycles>
    <meta:document-statistic meta:table-count="0" meta:image-count="0" meta:object-count="0" meta:page-count="2" meta:paragraph-count="33" meta:word-count="179" meta:character-count="1137" meta:non-whitespace-character-count="986"/>
  </office:meta>
</office:document-meta>
</file>